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ots of talk about how awesome this COULD be in the future</text:p>
      <text:p text:style-name="Standard"/>
      <text:p text:style-name="Standard">Alexi: “We have created a event planning web app. This accommodates both event creators and event attendees. Planners are able to create events and see existing events while users are able to create user accounts, sign in to their personal user page and see available events. For both user types, upon clicking on an event name, a modal is triggered with the event specific information. The new technology we made use of is fullcalendar.io, which relies on moment.js”</text:p>
      <text:p text:style-name="Standard"/>
      <text:p text:style-name="Standard">Christopher: “Our database contains 3 tables: users, events, notifications. All 3 tables have an auto-incrementing ID which is the primary key. Ultimately, events will have the creator's userID set as the event.owner and users who express interest in the event will be added to the events.attendees array. Upon RSVPing to an event, a row is added to the notifications table with the current user as the sender and the event owner as the recipient.”</text:p>
      <text:p text:style-name="Standard"/>
      <text:p text:style-name="Standard">Alexi: [Demo event creation]</text:p>
      <text:p text:style-name="Standard"/>
      <text:p text:style-name="Standard">Christopher: [Demo user creation]</text:p>
      <text:p text:style-name="Standard"/>
      <text:p text:style-name="Standard">Alexi: “We have several API endpoints to facilitate our application: </text:p>
      <text:p text:style-name="Standard">api/userss(/:id) </text:p>
      <text:p text:style-name="Standard">GET </text:p>
      <text:p text:style-name="Standard">DELETE </text:p>
      <text:p text:style-name="Standard">POST</text:p>
      <text:p text:style-name="Standard"/>
      <text:p text:style-name="Standard">api/events(/:id)</text:p>
      <text:p text:style-name="Standard">GET</text:p>
      <text:p text:style-name="Standard">DELETE</text:p>
      <text:p text:style-name="Standard">POST</text:p>
      <text:p text:style-name="Standard">PUT</text:p>
      <text:p text:style-name="Standard"/>
      <text:p text:style-name="Standard">api/notifications</text:p>
      <text:p text:style-name="Standard">GET</text:p>
      <text:p text:style-name="Standard">POST</text:p>
      <text:p text:style-name="Standard"/>
      <text:p text:style-name="Standard">Christopher: Outstanding feature enhancements:</text:p>
      <text:p text:style-name="Standard">For this project, we spent a lot of time architecting how the whole thing was going to work before jumping in. We found this to be immensely helpful.</text:p>
      <text:p text:style-name="Standard">Notification system – users will have a new mail alert </text:p>
      <text:p text:style-name="Standard">Calendar to pull and display event info from the events table</text:p>
      <text:p text:style-name="Standard">Event updates</text:p>
      <text:p text:style-name="Standard"/>
      <text:p text:style-name="Standard">Alexi: Roadblocks and headaches:</text:p>
      <text:p text:style-name="Standard">The fullcalendar.io was less intuitive than we had hoped and while we were able to get it implemented, the options were a challenge.</text:p>
      <text:p text:style-name="Standard">We struggled with pushing Date/Time values to our database.</text:p>
      <text:p text:style-name="Standard">The notification system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Donner</meta:initial-creator>
    <meta:creation-date>2019-03-14T20:24:27.78</meta:creation-date>
    <dc:date>2019-03-14T21:02:16.42</dc:date>
    <dc:creator>Christopher Donner</dc:creator>
    <meta:editing-duration>PT37M46S</meta:editing-duration>
    <meta:editing-cycles>8</meta:editing-cycles>
    <meta:generator>OpenOffice/4.1.5$Win32 OpenOffice.org_project/415m1$Build-9789</meta:generator>
    <meta:document-statistic meta:table-count="0" meta:image-count="0" meta:object-count="0" meta:page-count="1" meta:paragraph-count="27" meta:word-count="288" meta:character-count="1762"/>
  </office:meta>
</office:document-meta>
</file>